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4.913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Podstawy sieci neuronowych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neural-networks-deep-learning?specialization=deep-learning">https://www.coursera.org/learn/neural-networks-deep-learning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Regularyzacja, optimizery i hyperparametry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deep-neural-network?specialization=deep-learning">https://www.coursera.org/learn/deep-neural-network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Sieci konwolucyjne, rozpoznawanie obiektów (widea + zadania programistyczne) <text:s/>Aby uzyskać dostęp za darmo: Enroll For Free -&gt; Audit this course</text:p>
          </table:table-cell>
          <table:table-cell office:value-type="string" table:style-name="ce2">
            <text:p><text:a xlink:href="https://www.coursera.org/learn/convolutional-neural-networks?specialization=deep-learning">https://www.coursera.org/learn/convolutional-neural-networks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Kurs od Googla o GANach: podstawowe zrozumienie i nabranie intuicji</text:p>
          </table:table-cell>
          <table:table-cell office:value-type="string" table:style-name="ce2">
            <text:p><text:a xlink:href="https://developers.google.com/machine-learning/gan">https://developers.google.com/machine-learning/gan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Artykuł</text:p>
          </table:table-cell>
          <table:table-cell office:value-type="string" table:style-name="ce1">
            <text:p>Podstawy GANów z kodem w keras i wieloma źródłami</text:p>
          </table:table-cell>
          <table:table-cell office:value-type="string" table:style-name="ce2">
            <text:p><text:a xlink:href="https://pathmind.com/wiki/generative-adversarial-network-gan?source=post_page---------------------------">https://pathmind.com/wiki/generative-adversarial-network-gan?source=post_page---------------------------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aper</text:p>
          </table:table-cell>
          <table:table-cell office:value-type="string" table:style-name="ce1">
            <text:p>Paper o conditional GAN zastosowanych do transformacji image2image m. in. kolorowania zdjęć + porównania wyników z innymi modelam</text:p>
          </table:table-cell>
          <table:table-cell office:value-type="string" table:style-name="ce2">
            <text:p><text:a xlink:href="https://arxiv.org/abs/1611.07004">https://arxiv.org/abs/1611.07004</text:a></text:p>
          </table:table-cell>
          <table:table-cell table:number-columns-repeated="16380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dam Kowalczyk</meta:initial-creator>
    <dc:creator>Adam Kowalczyk</dc:creator>
    <meta:creation-date>2020-01-09T15:27:48Z</meta:creation-date>
    <dc:date>2020-01-09T15:49:50Z</dc:date>
  </office:meta>
</office:document-meta>
</file>